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Narrow1" svg:font-family="'Arial Narro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382in" fo:margin-left="-0.075in" table:align="left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1.7285in"/>
    </style:style>
    <style:style style:name="Table1.C" style:family="table-column">
      <style:table-column-properties style:column-width="0.3104in"/>
    </style:style>
    <style:style style:name="Table1.D" style:family="table-column">
      <style:table-column-properties style:column-width="1.3507in"/>
    </style:style>
    <style:style style:name="Table1.E" style:family="table-column">
      <style:table-column-properties style:column-width="0.3979in"/>
    </style:style>
    <style:style style:name="Table1.F" style:family="table-column">
      <style:table-column-properties style:column-width="0.972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3" style:family="table-cell">
      <style:table-cell-properties fo:background-color="#ffffff" fo:padding-left="0.075in" fo:padding-right="0.075in" fo:padding-top="0in" fo:padding-bottom="0in" fo:border-left="0.0069in solid #000001" fo:border-right="none" fo:border-top="0.0069in solid #000001" fo:border-bottom="none">
        <style:background-image/>
      </style:table-cell-properties>
    </style:style>
    <style:style style:name="Table1.C3" style:family="table-cell">
      <style:table-cell-properties fo:background-color="#ffffff" fo:padding-left="0.075in" fo:padding-right="0.075in" fo:padding-top="0in" fo:padding-bottom="0in" fo:border-left="none" fo:border-right="0.0069in solid #000001" fo:border-top="0.0069in solid #000001" fo:border-bottom="none">
        <style:background-image/>
      </style:table-cell-properties>
    </style:style>
    <style:style style:name="Table1.A5" style:family="table-cell">
      <style:table-cell-properties fo:background-color="#ffffff" fo:padding-left="0.075in" fo:padding-right="0.075in" fo:padding-top="0in" fo:padding-bottom="0in" fo:border-left="0.0069in solid #000001" fo:border-right="none" fo:border-top="none" fo:border-bottom="none">
        <style:background-image/>
      </style:table-cell-properties>
    </style:style>
    <style:style style:name="Table1.C5" style:family="table-cell">
      <style:table-cell-properties fo:background-color="#ffffff" fo:padding-left="0.075in" fo:padding-right="0.075in" fo:padding-top="0in" fo:padding-bottom="0in" fo:border-left="none" fo:border-right="0.0069in solid #000001" fo:border-top="none" fo:border-bottom="none">
        <style:background-image/>
      </style:table-cell-properties>
    </style:style>
    <style:style style:name="Table1.A7" style:family="table-cell">
      <style:table-cell-properties fo:background-color="#ffffff" fo:padding-left="0.075in" fo:padding-right="0.075in" fo:padding-top="0in" fo:padding-bottom="0in" fo:border-left="0.0069in solid #000001" fo:border-right="none" fo:border-top="none" fo:border-bottom="0.0069in solid #000001">
        <style:background-image/>
      </style:table-cell-properties>
    </style:style>
    <style:style style:name="Table1.C7" style:family="table-cell">
      <style:table-cell-properties fo:background-color="#ffffff" fo:padding-left="0.075in" fo:padding-right="0.075in" fo:padding-top="0in" fo:padding-bottom="0in" fo:border-left="none" fo:border-right="0.0069in solid #000001" fo:border-top="none" fo:border-bottom="0.0069in solid #000001">
        <style:background-image/>
      </style:table-cell-properties>
    </style:style>
    <style:style style:name="Table2" style:family="table">
      <style:table-properties style:width="5.75in" fo:margin-left="-0.075in" table:align="left"/>
    </style:style>
    <style:style style:name="Table2.A" style:family="table-column">
      <style:table-column-properties style:column-width="0.6868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1.1243in"/>
    </style:style>
    <style:style style:name="Table2.D" style:family="table-column">
      <style:table-column-properties style:column-width="1.2542in"/>
    </style:style>
    <style:style style:name="Table2.E" style:family="table-column">
      <style:table-column-properties style:column-width="1.872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-left="0.0139in solid #000001" fo:border-right="0.0069in solid #000001" fo:border-top="0.0139in solid #000001" fo:border-bottom="0.0069in solid #000001">
        <style:background-image/>
      </style:table-cell-properties>
    </style:style>
    <style:style style:name="Table2.B1" style:family="table-cell">
      <style:table-cell-properties fo:background-color="#ffffff" fo:padding-left="0.075in" fo:padding-right="0.075in" fo:padding-top="0in" fo:padding-bottom="0in" fo:border-left="0.0069in solid #000001" fo:border-right="0.0069in solid #000001" fo:border-top="0.0139in solid #000001" fo:border-bottom="0.0069in solid #000001">
        <style:background-image/>
      </style:table-cell-properties>
    </style:style>
    <style:style style:name="Table2.D1" style:family="table-cell">
      <style:table-cell-properties fo:background-color="#ffffff" fo:padding-left="0.075in" fo:padding-right="0.075in" fo:padding-top="0in" fo:padding-bottom="0in" fo:border-left="0.0069in solid #000001" fo:border-right="none" fo:border-top="0.0139in solid #000001" fo:border-bottom="0.0069in solid #000001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0.0139in solid #000001" fo:border-right="0.0069in solid #000001" fo:border-top="0.0069in solid #000001" fo:border-bottom="0.0069in solid #000001"/>
    </style:style>
    <style:style style:name="Table2.B2" style:family="table-cell">
      <style:table-cell-properties fo:padding-left="0.075in" fo:padding-right="0.075in" fo:padding-top="0in" fo:padding-bottom="0in" fo:border="0.0069in solid #000001"/>
    </style:style>
    <style:style style:name="Table2.D2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2.A5" style:family="table-cell">
      <style:table-cell-properties fo:padding-left="0.075in" fo:padding-right="0.075in" fo:padding-top="0in" fo:padding-bottom="0in" fo:border-left="0.0139in solid #000001" fo:border-right="0.0069in solid #000001" fo:border-top="0.0069in solid #000001" fo:border-bottom="0.0139in solid #000001"/>
    </style:style>
    <style:style style:name="Table2.B5" style:family="table-cell">
      <style:table-cell-properties fo:padding-left="0.075in" fo:padding-right="0.075in" fo:padding-top="0in" fo:padding-bottom="0in" fo:border-left="0.0069in solid #000001" fo:border-right="0.0069in solid #000001" fo:border-top="0.0069in solid #000001" fo:border-bottom="0.0139in solid #000001"/>
    </style:style>
    <style:style style:name="Table2.D5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139in solid #000001"/>
    </style:style>
    <style:style style:name="Table3" style:family="table">
      <style:table-properties style:width="6in" fo:margin-left="-0.075in" table:align="left"/>
    </style:style>
    <style:style style:name="Table3.A" style:family="table-column">
      <style:table-column-properties style:column-width="0.6799in"/>
    </style:style>
    <style:style style:name="Table3.B" style:family="table-column">
      <style:table-column-properties style:column-width="1.9792in"/>
    </style:style>
    <style:style style:name="Table3.C" style:family="table-column">
      <style:table-column-properties style:column-width="2.3569in"/>
    </style:style>
    <style:style style:name="Table3.D" style:family="table-column">
      <style:table-column-properties style:column-width="0.98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ccffff" fo:padding-left="0.075in" fo:padding-right="0.075in" fo:padding-top="0in" fo:padding-bottom="0in" fo:border="0.0069in solid #000001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6in" fo:margin-left="-0.075in" table:align="left"/>
    </style:style>
    <style:style style:name="Table4.A" style:family="table-column">
      <style:table-column-properties style:column-width="0.6799in"/>
    </style:style>
    <style:style style:name="Table4.B" style:family="table-column">
      <style:table-column-properties style:column-width="1.9792in"/>
    </style:style>
    <style:style style:name="Table4.C" style:family="table-column">
      <style:table-column-properties style:column-width="2.3569in"/>
    </style:style>
    <style:style style:name="Table4.D" style:family="table-column">
      <style:table-column-properties style:column-width="0.984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ccffff" fo:padding-left="0.075in" fo:padding-right="0.075in" fo:padding-top="0in" fo:padding-bottom="0in" fo:border="0.0069in solid #000001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0069in solid #000001"/>
    </style:style>
    <style:style style:name="Table5" style:family="table">
      <style:table-properties style:width="6in" fo:margin-left="-0.075in" table:align="left"/>
    </style:style>
    <style:style style:name="Table5.A" style:family="table-column">
      <style:table-column-properties style:column-width="0.6799in"/>
    </style:style>
    <style:style style:name="Table5.B" style:family="table-column">
      <style:table-column-properties style:column-width="1.9792in"/>
    </style:style>
    <style:style style:name="Table5.C" style:family="table-column">
      <style:table-column-properties style:column-width="2.3569in"/>
    </style:style>
    <style:style style:name="Table5.D" style:family="table-column">
      <style:table-column-properties style:column-width="0.98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ccffff" fo:padding-left="0.075in" fo:padding-right="0.075in" fo:padding-top="0in" fo:padding-bottom="0in" fo:border="0.0069in solid #000001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0069in solid #000001"/>
    </style:style>
    <style:style style:name="Table6" style:family="table">
      <style:table-properties style:width="6in" fo:margin-left="-0.075in" table:align="left"/>
    </style:style>
    <style:style style:name="Table6.A" style:family="table-column">
      <style:table-column-properties style:column-width="0.6799in"/>
    </style:style>
    <style:style style:name="Table6.B" style:family="table-column">
      <style:table-column-properties style:column-width="1.9792in"/>
    </style:style>
    <style:style style:name="Table6.C" style:family="table-column">
      <style:table-column-properties style:column-width="2.3569in"/>
    </style:style>
    <style:style style:name="Table6.D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ccffff" fo:padding-left="0.075in" fo:padding-right="0.075in" fo:padding-top="0in" fo:padding-bottom="0in" fo:border="0.0069in solid #000001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0069in solid #000001"/>
    </style:style>
    <style:style style:name="Table7" style:family="table">
      <style:table-properties style:width="6in" fo:margin-left="-0.075in" table:align="left"/>
    </style:style>
    <style:style style:name="Table7.A" style:family="table-column">
      <style:table-column-properties style:column-width="0.6799in"/>
    </style:style>
    <style:style style:name="Table7.B" style:family="table-column">
      <style:table-column-properties style:column-width="1.9792in"/>
    </style:style>
    <style:style style:name="Table7.C" style:family="table-column">
      <style:table-column-properties style:column-width="2.3569in"/>
    </style:style>
    <style:style style:name="Table7.D" style:family="table-column">
      <style:table-column-properties style:column-width="0.984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ccffff" fo:padding-left="0.075in" fo:padding-right="0.075in" fo:padding-top="0in" fo:padding-bottom="0in" fo:border="0.0069in solid #000001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keep-together="always">
        <style:tab-stops>
          <style:tab-stop style:position="0.3126in"/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Standard">
      <style:paragraph-properties fo:margin-top="0in" fo:margin-bottom="0in" fo:line-height="100%" fo:text-align="end" style:justify-single-word="false" fo:keep-together="always">
        <style:tab-stops>
          <style:tab-stop style:position="0.3126in"/>
          <style:tab-stop style:position="3in" style:type="center"/>
          <style:tab-stop style:position="6in" style:type="right"/>
        </style:tab-stops>
      </style:paragraph-properties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 fo:break-before="page">
        <style:tab-stops>
          <style:tab-stop style:position="6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reak-before="page" fo:keep-with-next="auto"/>
    </style:style>
    <style:style style:name="P8" style:family="paragraph" style:parent-style-name="Standard">
      <style:paragraph-properties fo:margin-left="0in" fo:margin-right="0in" fo:margin-top="0in" fo:margin-bottom="0.111in" fo:line-height="100%" fo:text-align="center" style:justify-single-word="false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.111in" fo:line-height="100%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10" style:family="paragraph" style:parent-style-name="Standard">
      <style:paragraph-properties fo:margin-top="2.4445in" fo:margin-bottom="0in" fo:line-height="100%"/>
    </style:style>
    <style:style style:name="P11" style:family="paragraph" style:parent-style-name="Standard">
      <style:paragraph-properties fo:margin-top="2.4445in" fo:margin-bottom="0in" fo:line-height="100%">
        <style:tab-stops>
          <style:tab-stop style:position="6in" style:type="right"/>
        </style:tab-stops>
      </style:paragraph-properties>
    </style:style>
    <style:style style:name="P12" style:family="paragraph" style:parent-style-name="Standard">
      <style:paragraph-properties fo:margin-top="0in" fo:margin-bottom="0.111in" fo:line-height="100%" fo:text-align="end" style:justify-single-word="false"/>
    </style:style>
    <style:style style:name="P13" style:family="paragraph" style:parent-style-name="Standard">
      <style:paragraph-properties fo:margin-top="0in" fo:margin-bottom="0.111in" fo:line-height="100%" fo:text-align="start" style:justify-single-word="false"/>
    </style:style>
    <style:style style:name="P14" style:family="paragraph" style:parent-style-name="Standard">
      <style:paragraph-properties fo:margin-top="0.1665in" fo:margin-bottom="0.111in" fo:line-height="100%" fo:text-align="start" style:justify-single-word="false" fo:keep-with-next="always">
        <style:tab-stops>
          <style:tab-stop style:position="2in" style:type="right"/>
          <style:tab-stop style:position="2.5in"/>
        </style:tab-stops>
      </style:paragraph-properties>
    </style:style>
    <style:style style:name="P15" style:family="paragraph" style:parent-style-name="Standard">
      <style:paragraph-properties fo:margin-top="0.3335in" fo:margin-bottom="0.111in" fo:line-height="100%" fo:text-align="start" style:justify-single-word="false"/>
    </style:style>
    <style:style style:name="P16" style:family="paragraph" style:parent-style-name="Standard">
      <style:paragraph-properties fo:margin-left="0.25in" fo:margin-right="0in" fo:margin-top="0in" fo:margin-bottom="0.111in" fo:line-height="100%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17" style:family="paragraph" style:parent-style-name="Standard">
      <style:paragraph-properties fo:margin-left="0.25in" fo:margin-right="0in" fo:margin-top="0in" fo:margin-bottom="0.111in" fo:line-height="100%" fo:text-indent="0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18" style:family="paragraph" style:parent-style-name="Standard">
      <style:paragraph-properties fo:margin-left="0.25in" fo:margin-right="0in" fo:margin-top="0in" fo:margin-bottom="0in" fo:line-height="100%" fo:text-indent="0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19" style:family="paragraph" style:parent-style-name="Standard">
      <style:paragraph-properties fo:margin-top="0in" fo:margin-bottom="0.4165in" fo:line-height="100%" fo:text-align="center" style:justify-single-word="false"/>
    </style:style>
    <style:style style:name="P20" style:family="paragraph" style:parent-style-name="Standard">
      <style:paragraph-properties fo:margin-top="0.25in" fo:margin-bottom="0in" fo:line-height="100%">
        <style:tab-stops>
          <style:tab-stop style:position="6in" style:type="right"/>
        </style:tab-stops>
      </style:paragraph-properties>
    </style:style>
    <style:style style:name="P21" style:family="paragraph" style:parent-style-name="Standard">
      <style:paragraph-properties fo:margin-top="0in" fo:margin-bottom="0.0835in" fo:line-height="100%" fo:keep-with-next="always"/>
    </style:style>
    <style:style style:name="P22" style:family="paragraph" style:parent-style-name="Heading_20_2">
      <style:text-properties fo:font-variant="small-caps" style:text-position="0% 100%" fo:font-weight="normal" style:font-weight-asian="normal"/>
    </style:style>
    <style:style style:name="P23" style:family="paragraph" style:parent-style-name="Standard">
      <style:paragraph-properties fo:text-align="center" style:justify-single-word="false"/>
      <style:text-properties style:text-position="0% 100%"/>
    </style:style>
    <style:style style:name="P24" style:family="paragraph" style:parent-style-name="Standard">
      <style:text-properties style:text-position="0% 100%" style:font-name="Times New Roman" style:font-name-asian="Times New Roman1" style:font-name-complex="Times New Roman1"/>
    </style:style>
    <style:style style:name="P25" style:family="paragraph" style:parent-style-name="Standard">
      <style:paragraph-properties fo:text-align="center" style:justify-single-word="false"/>
      <style:text-properties style:font-name="Arial Narrow" fo:font-size="10pt" style:font-name-asian="Arial Narrow1" style:font-size-asian="10pt" style:font-name-complex="Arial Narrow1"/>
    </style:style>
    <style:style style:name="P26" style:family="paragraph" style:parent-style-name="Standard" style:list-style-name="L1"/>
    <style:style style:name="P27" style:family="paragraph" style:parent-style-name="Standard">
      <style:paragraph-properties fo:margin-top="0in" fo:margin-bottom="0in" fo:line-height="100%">
        <style:tab-stops>
          <style:tab-stop style:position="0.4374in"/>
          <style:tab-stop style:position="6in" style:type="right"/>
        </style:tab-stops>
      </style:paragraph-properties>
    </style:style>
    <style:style style:name="P28" style:family="paragraph" style:parent-style-name="Standard">
      <style:paragraph-properties fo:margin-top="0in" fo:margin-bottom="0in" fo:line-height="100%" fo:orphans="0" fo:widows="0"/>
      <style:text-properties style:text-position="0% 100%" style:font-name="Arial Narrow" fo:font-size="14pt" fo:font-weight="bold" style:font-name-asian="Arial Narrow1" style:font-size-asian="14pt" style:font-weight-asian="bold" style:font-name-complex="Arial Narrow1"/>
    </style:style>
    <style:style style:name="P29" style:family="paragraph" style:parent-style-name="Standard">
      <style:paragraph-properties fo:margin-top="0in" fo:margin-bottom="0in" fo:line-height="100%" fo:text-align="center" style:justify-single-word="false" fo:orphans="0" fo:widows="0"/>
      <style:text-properties style:text-position="0% 100%" style:font-name="Arial Narrow" fo:font-size="10pt" fo:font-style="italic" fo:font-weight="bold" style:font-name-asian="Arial Narrow1" style:font-size-asian="10pt" style:font-style-asian="italic" style:font-weight-asian="bold" style:font-name-complex="Arial Narrow1"/>
    </style:style>
    <style:style style:name="P30" style:family="paragraph" style:parent-style-name="Standard">
      <style:paragraph-properties fo:margin-top="0in" fo:margin-bottom="0in" fo:line-height="100%" fo:text-align="center" style:justify-single-word="false"/>
      <style:text-properties style:text-position="0% 100%" style:font-name="Arial Narrow" fo:font-size="10pt" fo:font-weight="normal" style:font-name-asian="Arial Narrow1" style:font-size-asian="10pt" style:font-weight-asian="normal" style:font-name-complex="Arial Narrow1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style:font-name="Arial Narrow" fo:font-size="10pt" style:font-name-asian="Arial Narrow1" style:font-size-asian="10pt" style:font-name-complex="Arial Narrow1"/>
    </style:style>
    <style:style style:name="P32" style:family="paragraph" style:parent-style-name="Standard">
      <style:paragraph-properties fo:margin-left="0in" fo:margin-right="0.25in" fo:margin-top="0in" fo:margin-bottom="0.5in" fo:line-height="100%" fo:text-align="center" style:justify-single-word="false" fo:keep-together="always" fo:text-indent="0in" style:auto-text-indent="false">
        <style:tab-stops>
          <style:tab-stop style:position="0.3126in"/>
          <style:tab-stop style:position="3in" style:type="center"/>
          <style:tab-stop style:position="6in" style:type="right"/>
        </style:tab-stops>
      </style:paragraph-properties>
      <style:text-properties style:text-position="0% 100%" style:font-name="Times New Roman" fo:font-size="8pt" fo:font-weight="normal" style:font-name-asian="Times New Roman1" style:font-size-asian="8pt" style:font-weight-asian="normal" style:font-name-complex="Times New Roman1"/>
    </style:style>
    <style:style style:name="P33" style:family="paragraph" style:parent-style-name="Standard">
      <style:paragraph-properties fo:margin-top="0in" fo:margin-bottom="0.5in" fo:line-height="100%" fo:text-align="center" style:justify-single-word="false" fo:keep-together="always">
        <style:tab-stops>
          <style:tab-stop style:position="0.3126in"/>
          <style:tab-stop style:position="3in" style:type="center"/>
          <style:tab-stop style:position="6in" style:type="right"/>
        </style:tab-stops>
      </style:paragraph-properties>
      <style:text-properties style:text-position="0% 100%" style:font-name="Arial" fo:font-size="8pt" fo:font-weight="normal" style:font-name-asian="Arial3" style:font-size-asian="8pt" style:font-weight-asian="normal" style:font-name-complex="Arial3"/>
    </style:style>
    <style:style style:name="P34" style:family="paragraph" style:parent-style-name="Standard" style:master-page-name="First_20_Page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keep-with-next="auto"/>
    </style:style>
    <style:style style:name="P35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/>
    </style:style>
    <style:style style:name="P36" style:family="paragraph" style:parent-style-name="Standard">
      <style:paragraph-properties fo:margin-left="0in" fo:margin-right="0in" fo:margin-top="0in" fo:margin-bottom="0.111in" fo:line-height="100%" fo:text-align="center" style:justify-single-word="false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/>
    </style:style>
    <style:style style:name="P37" style:family="paragraph" style:parent-style-name="Standard">
      <style:paragraph-properties fo:margin-left="0in" fo:margin-right="0in" fo:margin-top="0in" fo:margin-bottom="0.111in" fo:line-height="100%" fo:text-align="center" style:justify-single-word="false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/>
    </style:style>
    <style:style style:name="P38" style:family="paragraph" style:parent-style-name="Standard">
      <style:paragraph-properties fo:margin-left="0in" fo:margin-right="0in" fo:margin-top="0in" fo:margin-bottom="0.111in" fo:line-height="100%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/>
    </style:style>
    <style:style style:name="P39" style:family="paragraph" style:parent-style-name="Standard">
      <style:paragraph-properties fo:margin-left="0in" fo:margin-right="0in" fo:margin-top="0in" fo:margin-bottom="0.111in" fo:line-height="100%" fo:text-indent="0in" style:auto-text-indent="false">
        <style:tab-stops>
          <style:tab-stop style:position="0.4374in"/>
          <style:tab-stop style:position="1.8291in" style:type="right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/>
    </style:style>
    <style:style style:name="P40" style:family="paragraph" style:parent-style-name="Standard">
      <style:paragraph-properties fo:margin-left="0in" fo:margin-right="0in" fo:margin-top="0in" fo:margin-bottom="0.111in" fo:line-height="100%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41" style:family="paragraph" style:parent-style-name="Standard">
      <style:paragraph-properties fo:margin-left="0in" fo:margin-right="0in" fo:margin-top="0in" fo:margin-bottom="0.111in" fo:line-height="100%" fo:text-align="center" style:justify-single-word="false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42" style:family="paragraph" style:parent-style-name="Standard">
      <style:paragraph-properties fo:margin-left="0in" fo:margin-right="0in" fo:margin-top="0in" fo:margin-bottom="0.111in" fo:line-height="100%" fo:text-align="center" style:justify-single-word="false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43" style:family="paragraph" style:parent-style-name="Standard">
      <style:paragraph-properties fo:margin-left="0in" fo:margin-right="0in" fo:margin-top="0in" fo:margin-bottom="0.111in" fo:line-height="100%" fo:text-indent="0in" style:auto-text-indent="false">
        <style:tab-stops>
          <style:tab-stop style:position="0.4374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44" style:family="paragraph" style:parent-style-name="Standard">
      <style:paragraph-properties fo:margin-top="0.1665in" fo:margin-bottom="0.111in" fo:line-height="100%" fo:text-align="end" style:justify-single-word="false" fo:keep-together="always" fo:keep-with-next="always">
        <style:tab-stops>
          <style:tab-stop style:position="2in" style:type="right"/>
          <style:tab-stop style:position="2.5in"/>
        </style:tab-stops>
      </style:paragraph-properties>
      <style:text-properties style:text-position="0% 100%" style:font-name="Arial" fo:font-size="18pt" fo:font-weight="normal" style:font-name-asian="Arial3" style:font-size-asian="18pt" style:font-weight-asian="normal" style:font-name-complex="Arial3"/>
    </style:style>
    <style:style style:name="P45" style:family="paragraph" style:parent-style-name="Standard">
      <style:paragraph-properties fo:margin-top="0.1665in" fo:margin-bottom="0.111in" fo:line-height="100%" fo:text-align="end" style:justify-single-word="false" fo:keep-with-next="always">
        <style:tab-stops>
          <style:tab-stop style:position="2in" style:type="right"/>
          <style:tab-stop style:position="2.5in"/>
        </style:tab-stops>
      </style:paragraph-properties>
      <style:text-properties style:text-position="0% 100%" style:font-name="Arial" fo:font-size="17pt" fo:font-weight="normal" style:font-name-asian="Arial3" style:font-size-asian="17pt" style:font-weight-asian="normal" style:font-name-complex="Arial3"/>
    </style:style>
    <style:style style:name="P46" style:family="paragraph" style:parent-style-name="Standard">
      <style:paragraph-properties fo:margin-top="0.1665in" fo:margin-bottom="0.111in" fo:line-height="100%" fo:text-align="start" style:justify-single-word="false" fo:keep-with-next="always">
        <style:tab-stops>
          <style:tab-stop style:position="2in" style:type="right"/>
          <style:tab-stop style:position="2.5in"/>
        </style:tab-stops>
      </style:paragraph-properties>
      <style:text-properties style:text-position="0% 100%" style:font-name="Arial" fo:font-size="17pt" fo:font-weight="normal" style:font-name-asian="Arial3" style:font-size-asian="17pt" style:font-weight-asian="normal" style:font-name-complex="Arial3"/>
    </style:style>
    <style:style style:name="P47" style:family="paragraph" style:parent-style-name="Standard">
      <style:paragraph-properties fo:margin-top="0.1665in" fo:margin-bottom="0.111in" fo:line-height="100%" fo:text-align="start" style:justify-single-word="false" fo:keep-together="always" fo:keep-with-next="always">
        <style:tab-stops>
          <style:tab-stop style:position="2in" style:type="right"/>
          <style:tab-stop style:position="2.5in"/>
        </style:tab-stops>
      </style:paragraph-properties>
      <style:text-properties fo:font-size="18pt" style:font-size-asian="18pt"/>
    </style:style>
    <style:style style:name="P48" style:family="paragraph" style:parent-style-name="Standard">
      <style:paragraph-properties fo:margin-top="0.3335in" fo:margin-bottom="0.111in" fo:line-height="100%" fo:text-align="end" style:justify-single-word="false"/>
      <style:text-properties style:text-position="0% 100%" style:font-name="Arial" fo:font-size="12pt" fo:font-weight="bold" style:font-name-asian="Arial3" style:font-size-asian="12pt" style:font-weight-asian="bold" style:font-name-complex="Arial3"/>
    </style:style>
    <style:style style:name="P49" style:family="paragraph" style:parent-style-name="Standard">
      <style:paragraph-properties fo:margin-top="0in" fo:margin-bottom="0.111in" fo:line-height="100%" fo:text-align="end" style:justify-single-word="false"/>
      <style:text-properties style:text-position="0% 100%" style:font-name="Arial" fo:font-size="12pt" fo:font-weight="normal" style:font-name-asian="Arial3" style:font-size-asian="12pt" style:font-weight-asian="normal" style:font-name-complex="Arial3"/>
    </style:style>
    <style:style style:name="P50" style:family="paragraph" style:parent-style-name="Standard">
      <style:paragraph-properties fo:margin-left="0.25in" fo:margin-right="0in" fo:margin-top="0in" fo:margin-bottom="0.25in" fo:line-height="100%" fo:text-align="center" style:justify-single-word="false" fo:orphans="0" fo:widows="0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text-position="0% 100%" style:font-name="Arial" fo:font-size="16pt" fo:font-weight="normal" style:font-name-asian="Arial3" style:font-size-asian="16pt" style:font-weight-asian="normal" style:font-name-complex="Arial3"/>
    </style:style>
    <style:style style:name="P51" style:family="paragraph" style:parent-style-name="Standard">
      <style:paragraph-properties fo:margin-left="0.25in" fo:margin-right="0in" fo:margin-top="0in" fo:margin-bottom="0in" fo:line-height="100%" fo:text-indent="0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Times New Roman" style:font-name-asian="Times New Roman1" style:font-name-complex="Times New Roman1"/>
    </style:style>
    <style:style style:name="P52" style:family="paragraph" style:parent-style-name="Standard">
      <style:paragraph-properties fo:margin-left="0.25in" fo:margin-right="0in" fo:margin-top="0in" fo:margin-bottom="0in" fo:line-height="100%" fo:text-indent="0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53" style:family="paragraph" style:parent-style-name="Standard">
      <style:paragraph-properties fo:margin-top="0.25in" fo:margin-bottom="0in" fo:line-height="100%" fo:text-align="center" style:justify-single-word="false">
        <style:tab-stops>
          <style:tab-stop style:position="6in" style:type="right"/>
        </style:tab-stops>
      </style:paragraph-properties>
      <style:text-properties fo:font-variant="small-caps" style:text-position="0% 100%" style:font-name="Arial" fo:font-size="16pt" fo:font-weight="normal" style:font-name-asian="Arial3" style:font-size-asian="16pt" style:font-weight-asian="normal" style:font-name-complex="Arial3"/>
    </style:style>
    <style:style style:name="P54" style:family="paragraph" style:parent-style-name="Standard" style:list-style-name="WWNum1">
      <style:paragraph-properties fo:margin-left="0.5417in" fo:margin-right="0in" fo:margin-top="0in" fo:margin-bottom="0in" fo:line-height="100%" fo:text-indent="-0.25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55" style:family="paragraph" style:parent-style-name="Standard" style:list-style-name="WWNum1">
      <style:paragraph-properties fo:margin-left="0.5417in" fo:margin-right="0in" fo:margin-top="0in" fo:margin-bottom="0in" fo:line-height="100%" fo:text-indent="-0.25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/>
    </style:style>
    <style:style style:name="P56" style:family="paragraph" style:parent-style-name="Standard" style:list-style-name="WWNum2">
      <style:paragraph-properties fo:margin-left="0.5in" fo:margin-right="0in" fo:margin-top="0in" fo:margin-bottom="0in" fo:line-height="100%" fo:text-indent="-0.25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Times New Roman" style:font-name-asian="Times New Roman1" style:font-name-complex="Times New Roman1"/>
    </style:style>
    <style:style style:name="P57" style:family="paragraph" style:parent-style-name="Standard" style:list-style-name="WWNum2">
      <style:paragraph-properties fo:margin-left="0.5in" fo:margin-right="0in" fo:margin-top="0in" fo:margin-bottom="0in" fo:line-height="100%" fo:text-indent="-0.25in" style:auto-text-indent="false">
        <style:tab-stops>
          <style:tab-stop style:position="0.3126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Times New Roman" style:text-underline-style="none" style:font-name-asian="Times New Roman1" style:font-name-complex="Times New Roman1"/>
    </style:style>
    <style:style style:name="P58" style:family="paragraph" style:parent-style-name="Heading_20_1">
      <style:paragraph-properties fo:break-before="page"/>
      <style:text-properties style:text-position="0% 100%" fo:font-weight="normal" style:font-weight-asian="normal"/>
    </style:style>
    <style:style style:name="T1" style:family="text"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/>
    </style:style>
    <style:style style:name="T2" style:family="text"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/>
    </style:style>
    <style:style style:name="T3" style:family="text">
      <style:text-properties style:text-position="0% 100%" style:font-name="Arial" fo:font-size="17pt" fo:font-weight="normal" style:font-name-asian="Arial3" style:font-size-asian="17pt" style:font-weight-asian="normal" style:font-name-complex="Arial3"/>
    </style:style>
    <style:style style:name="T4" style:family="text">
      <style:text-properties style:text-position="0% 100%" style:font-name="Arial" fo:font-size="12pt" fo:font-weight="bold" style:font-name-asian="Arial3" style:font-size-asian="12pt" style:font-weight-asian="bold" style:font-name-complex="Arial3"/>
    </style:style>
    <style:style style:name="T5" style:family="text">
      <style:text-properties style:text-position="0% 100%" style:font-name="Arial Narrow" fo:font-size="10pt" fo:font-weight="normal" style:font-name-asian="Arial Narrow1" style:font-size-asian="10pt" style:font-weight-asian="normal" style:font-name-complex="Arial Narrow1"/>
    </style:style>
    <style:style style:name="T6" style:family="text">
      <style:text-properties fo:font-size="17pt" style:font-size-asian="17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Arial Narrow" fo:font-size="10pt" style:font-name-asian="Arial Narrow1" style:font-size-asian="10pt" style:font-name-complex="Arial Narrow1"/>
    </style:style>
    <style:style style:name="T9" style:family="text">
      <style:text-properties fo:font-variant="small-caps" style:text-position="0% 100%" style:font-name="Arial" fo:font-size="12pt" fo:font-weight="bold" style:font-name-asian="Arial3" style:font-size-asian="12pt" style:font-weight-asian="bold" style:font-name-complex="Arial3"/>
    </style:style>
    <style:style style:name="T10" style:family="text">
      <style:text-properties fo:font-variant="small-caps" fo:color="#0000ff" style:text-position="0% 100%" style:font-name="Arial" fo:font-size="12pt" style:text-underline-style="solid" style:text-underline-width="auto" style:text-underline-color="font-color" fo:font-weight="bold" style:font-name-asian="Arial3" style:font-size-asian="12pt" style:font-weight-asian="bold" style:font-name-complex="Arial3"/>
    </style:style>
    <style:style style:name="T11" style:family="text">
      <style:text-properties fo:color="#0000ff" style:text-position="0% 100%" style:font-name="Times New Roman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1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44"><text:bookmark text:name="h.gjdgxs"/>Project:</text:p>
          </table:table-cell>
          <table:covered-table-cell/>
          <table:table-cell table:style-name="Table1.C3" table:number-columns-spanned="2" office:value-type="string">
            <text:p text:style-name="P47">University Course Scheduler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44">Team No.:</text:p>
          </table:table-cell>
          <table:covered-table-cell/>
          <table:table-cell table:style-name="Table1.C3" table:number-columns-spanned="2" office:value-type="string">
            <text:p text:style-name="P47">Alph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45">Class:</text:p>
          </table:table-cell>
          <table:covered-table-cell/>
          <table:table-cell table:style-name="Table1.C5" table:number-columns-spanned="2" office:value-type="string">
            <text:p text:style-name="P14"><text:span text:style-name="T3">CSE 3310; Spring 201</text:span><text:span text:style-name="T6">5</text:span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45"><text:s/>Module:</text:p>
          </table:table-cell>
          <table:covered-table-cell/>
          <table:table-cell table:style-name="Table1.C5" table:number-columns-spanned="2" office:value-type="string">
            <text:p text:style-name="P46">Test Plan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45">Deliverable:</text:p>
          </table:table-cell>
          <table:covered-table-cell/>
          <table:table-cell table:style-name="Table1.C7" table:number-columns-spanned="2" office:value-type="string">
            <text:p text:style-name="P46">Test Plan Document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48"><text:bookmark text:name="h.30j0zll"/>Version:</text:p>
          </table:table-cell>
          <table:covered-table-cell/>
          <table:covered-table-cell/>
          <table:table-cell table:style-name="Table1.A1" table:number-columns-spanned="2" office:value-type="string">
            <text:p text:style-name="P15"><text:bookmark text:name="h.1fob9te"/><text:span text:style-name="T4">[</text:span><text:span text:style-name="T7">0</text:span><text:span text:style-name="T4">.</text:span><text:span text:style-name="T7">2</text:span><text:span text:style-name="T4">]</text:span></text:p>
          </table:table-cell>
          <table:covered-table-cell/>
          <table:table-cell table:style-name="Table1.A1" office:value-type="string">
            <text:p text:style-name="P48"><text:bookmark text:name="h.3znysh7"/>Date:</text:p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3"/>
      <text:p text:style-name="P12"/>
      <text:p text:style-name="P49">Prepared by:</text:p>
      <text:p text:style-name="P49">Contributors list</text:p>
      <text:p text:style-name="Standard"/>
      <text:p text:style-name="P7"/>
      <text:p text:style-name="P50">Other contributors or contribution sources:</text:p>
      <text:p text:style-name="P23">List names or sources</text:p>
      <text:p text:style-name="P19"/>
      <text:p text:style-name="P28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9">Version number</text:p>
          </table:table-cell>
          <table:table-cell table:style-name="Table2.B1" office:value-type="string">
            <text:p text:style-name="P29">Date</text:p>
          </table:table-cell>
          <table:table-cell table:style-name="Table2.B1" office:value-type="string">
            <text:p text:style-name="P29">Originator</text:p>
          </table:table-cell>
          <table:table-cell table:style-name="Table2.D1" office:value-type="string">
            <text:p text:style-name="P29">Reason for change</text:p>
          </table:table-cell>
          <table:table-cell table:style-name="Table2.A1" office:value-type="string">
            <text:p text:style-name="P29">High level description of changes</text:p>
          </table:table-cell>
        </table:table-row>
        <table:table-row table:style-name="Table2.1">
          <table:table-cell table:style-name="Table2.A2" office:value-type="string">
            <text:p text:style-name="P31">0.1</text:p>
          </table:table-cell>
          <table:table-cell table:style-name="Table2.B2" office:value-type="string">
            <text:p text:style-name="P4"><text:span text:style-name="T8">04</text:span><text:span text:style-name="T5">/</text:span><text:span text:style-name="T8">10</text:span><text:span text:style-name="T5">/</text:span><text:span text:style-name="T8">2015</text:span></text:p>
          </table:table-cell>
          <table:table-cell table:style-name="Table2.B2" office:value-type="string">
            <text:p text:style-name="P31">Mason Wilkens</text:p>
          </table:table-cell>
          <table:table-cell table:style-name="Table2.D2" office:value-type="string">
            <text:p text:style-name="P30">Initial draft</text:p>
          </table:table-cell>
          <table:table-cell table:style-name="Table2.A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5">0.2</text:p>
          </table:table-cell>
          <table:table-cell table:style-name="Table2.B2" office:value-type="string">
            <text:p text:style-name="P25">04/12/2015</text:p>
          </table:table-cell>
          <table:table-cell table:style-name="Table2.B2" office:value-type="string">
            <text:p text:style-name="P25">Mason Wilkens</text:p>
          </table:table-cell>
          <table:table-cell table:style-name="Table2.D2" office:value-type="string">
            <text:p text:style-name="P25">Revision</text:p>
          </table:table-cell>
          <table:table-cell table:style-name="Table2.A2" office:value-type="string">
            <text:p text:style-name="P31">Added components</text:p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A5" office:value-type="string">
            <text:p text:style-name="P4"/>
          </table:table-cell>
        </table:table-row>
      </table:table>
      <text:p text:style-name="P16"/>
      <text:p text:style-name="P16"/>
      <text:p text:style-name="Standard"/>
      <text:p text:style-name="P5"/>
      <text:p text:style-name="P53">TABLE OF CONTENTS</text:p>
      <text:p text:style-name="P20"><text:a xlink:type="simple" xlink:href="#h.2et92p0"><text:span text:style-name="T10">1. <text:s/>INTRODUCTION AND PLAN OF APPROACH</text:span></text:a><text:a xlink:type="simple" xlink:href="#h.3dy6vkm"><text:span text:style-name="T9"><text:tab/></text:span></text:a></text:p>
      <text:p text:style-name="P20"><text:a xlink:type="simple" xlink:href="#h.3dy6vkm"><text:span text:style-name="T10">2. <text:s/>TEST CASES: “LOGIN AND ENTRY”</text:span></text:a><text:a xlink:type="simple" xlink:href="#h.1t3h5sf"><text:span text:style-name="T9"><text:tab/></text:span></text:a></text:p>
      <text:p text:style-name="P20"><text:a xlink:type="simple" xlink:href="#h.1t3h5sf"><text:span text:style-name="T10">3. <text:s/>TEST CASES: “FORGOT PASSWORD”</text:span></text:a><text:a xlink:type="simple" xlink:href="#h.4d34og8"><text:span text:style-name="T9"><text:tab/></text:span></text:a></text:p>
      <text:p text:style-name="P20"><text:a xlink:type="simple" xlink:href="#h.4d34og8"><text:span text:style-name="T10">4. <text:s/>TEST CASES: “ORDER MANAGEMENT”</text:span></text:a><text:a xlink:type="simple" xlink:href="#h.2s8eyo1"><text:span text:style-name="T9"><text:tab/></text:span></text:a></text:p>
      <text:p text:style-name="P20"><text:a xlink:type="simple" xlink:href="#h.2s8eyo1"><text:span text:style-name="T10">5. <text:s/>TEST CASES: “REPORT MANAGEMENT”</text:span></text:a><text:a xlink:type="simple" xlink:href="#h.17dp8vu"><text:span text:style-name="T9"><text:tab/></text:span></text:a></text:p>
      <text:p text:style-name="P20"><text:a xlink:type="simple" xlink:href="#h.17dp8vu"><text:span text:style-name="T10">6. <text:s/>TEST CASES: “CUSTOMER MANAGEMENT”</text:span></text:a><text:a xlink:type="simple" xlink:href="#h.3rdcrjn"><text:span text:style-name="T9"><text:tab/></text:span></text:a></text:p>
      <text:p text:style-name="P20"><text:a xlink:type="simple" xlink:href="#h.3rdcrjn"><text:span text:style-name="T10">7. <text:s/>TEST CASES: “XXXXXXXX”</text:span></text:a><text:a xlink:type="simple" xlink:href="#h.26in1rg"><text:span text:style-name="T9"><text:tab/></text:span></text:a></text:p>
      <text:p text:style-name="P20"><text:a xlink:type="simple" xlink:href="#h.26in1rg"><text:span text:style-name="T10">8. <text:s/>TEST CASES: “YYYYYYYYY”</text:span></text:a><text:a xlink:type="simple" xlink:href="http://#_Toc259534870"><text:span text:style-name="T9"><text:tab/></text:span></text:a></text:p>
      <text:p text:style-name="Standard"/>
      <text:p text:style-name="P7"><text:a xlink:type="simple" xlink:href="http://#_Toc259534870"/></text:p>
      <text:p text:style-name="Standard"/>
      <text:h text:style-name="P58" text:outline-level="1"><text:bookmark text:name="h.2et92p0"/>1. <text:s/>Introduction and Plan of Approach </text:h>
      <text:p text:style-name="P21"/>
      <text:p text:style-name="P35">Provide a brief description for the following areas:</text:p>
      <text:p text:style-name="P6"/>
      <text:list xml:id="list1902121906097502569" text:style-name="WWNum1">
        <text:list-item>
          <text:p text:style-name="P55">Project overview</text:p>
        </text:list-item>
        <text:list-item>
          <text:p text:style-name="P55">List components that will be covered in your Test Plan</text:p>
        </text:list-item>
        <text:list-item>
          <text:p text:style-name="P54"><text:bookmark text:name="h.tyjcwt"/><text:span text:style-name="T1">List any particular approach or test tools that you intend to use (e.g. test cases, using a testing tool such as TestStudio part of the Rational test suite, refer to this link for more testing options: </text:span><text:a xlink:type="simple" xlink:href="http://www.aptest.com/resources.html"><text:span text:style-name="T11">http://www.aptest.com/resources.html</text:span></text:a><text:span text:style-name="T1">). Please note the sample tables (and approach) provided in the next few pages are just suggestions, you do not have to follow this format and come up with your own. </text:span></text:p>
        </text:list-item>
        <text:list-item>
          <text:p text:style-name="P55">Include any assumptions and anomalies that you have in your Test Plan</text:p>
        </text:list-item>
        <text:list-item>
          <text:p text:style-name="P55">Any other comments relevant to this Test Plan (e.g. notations used). Remember Test Plan is a live document that gets continuously updated until the final system is delivered. A Test plan should consider positive as well as negative test cases. Stress/Volume testing typically is required; however due to low usage of this product, ignore that at this stage.</text:p>
        </text:list-item>
      </text:list>
      <text:p text:style-name="P18"/>
      <text:p text:style-name="P18">Assume scraped data is valid and up to date.</text:p>
      <text:p text:style-name="P18"/>
      <text:p text:style-name="P51">List of components:</text:p>
      <text:list xml:id="list7622035476410974758" text:style-name="WWNum2">
        <text:list-item>
          <text:p text:style-name="P56">Login</text:p>
        </text:list-item>
        <text:list-item>
          <text:p text:style-name="P56">Forgot password</text:p>
        </text:list-item>
        <text:list-item>
          <text:p text:style-name="P56">Create account</text:p>
        </text:list-item>
        <text:list-item>
          <text:p text:style-name="P56">Time</text:p>
        </text:list-item>
        <text:list-item>
          <text:p text:style-name="P56">Delete Account</text:p>
        </text:list-item>
        <text:list-item>
          <text:p text:style-name="P56">Modify Account</text:p>
        </text:list-item>
        <text:list-item>
          <text:p text:style-name="P56">Change email</text:p>
        </text:list-item>
        <text:list-item>
          <text:p text:style-name="P56">Change password</text:p>
        </text:list-item>
        <text:list-item>
          <text:p text:style-name="P56">Add Course</text:p>
        </text:list-item>
        <text:list-item>
          <text:p text:style-name="P56">Remove Course</text:p>
        </text:list-item>
        <text:list-item>
          <text:p text:style-name="P56">Pick schedule</text:p>
        </text:list-item>
        <text:list-item>
          <text:p text:style-name="P56">View schedule</text:p>
        </text:list-item>
        <text:list-item>
          <text:p text:style-name="P56">Generate schedule</text:p>
        </text:list-item>
        <text:list-item>
          <text:p text:style-name="P57">Verify Schedule</text:p>
        </text:list-item>
        <text:list-item>
          <text:p text:style-name="P56">Add Block-out time</text:p>
        </text:list-item>
        <text:list-item>
          <text:p text:style-name="P57">Remove Block-out time</text:p>
        </text:list-item>
        <text:list-item>
          <text:p text:style-name="P56">Database</text:p>
        </text:list-item>
        <text:list-item>
          <text:p text:style-name="P57">Server</text:p>
        </text:list-item>
      </text:list>
      <text:p text:style-name="P18"><text:bookmark text:name="h.3dy6vkm"/></text:p>
      <text:p text:style-name="Standard">Testing Approach</text:p>
      <text:list xml:id="list8154891916888379813" text:style-name="L1">
        <text:list-item>
          <text:p text:style-name="P26"><text:soft-page-break/>Android Studio/Genymotion</text:p>
        </text:list-item>
        <text:list-item>
          <text:p text:style-name="P26">Junit</text:p>
        </text:list-item>
        <text:list-item>
          <text:p text:style-name="P26">Phone/Tablet Test</text:p>
        </text:list-item>
      </text:list>
      <text:h text:style-name="P58" text:outline-level="1">2. <text:s/>Test Cases: “Login and Entry” </text:h>
      <text:p text:style-name="P21"/>
      <text:p text:style-name="P18"><text:span text:style-name="T2">Project Name:</text:span><text:span text:style-name="T1"><text:tab/><text:tab/>UCS</text:span></text:p>
      <text:p text:style-name="P18"><text:span text:style-name="T2">Test Case Name:<text:tab/><text:tab/></text:span><text:span text:style-name="T1">Login and Entry</text:span></text:p>
      <text:p text:style-name="P18"><text:span text:style-name="T2">Test Case Id</text:span><text:span text:style-name="T1">:<text:tab/><text:tab/><text:tab/>CSE3310/Spring 2014/TeamAlpha/ Login_and_Entry</text:span></text:p>
      <text:h text:style-name="Heading_20_2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6">Test Case No.</text:p>
          </table:table-cell>
          <table:table-cell table:style-name="Table3.A1" office:value-type="string">
            <text:p text:style-name="P36">Test Case Description</text:p>
          </table:table-cell>
          <table:table-cell table:style-name="Table3.A1" office:value-type="string">
            <text:p text:style-name="P36">Expected results</text:p>
          </table:table-cell>
          <table:table-cell table:style-name="Table3.A1" office:value-type="string">
            <text:p text:style-name="P36">Outcome</text:p>
            <text:p text:style-name="P36">Pass, Fail, Other (comments)</text:p>
          </table:table-cell>
        </table:table-row>
        <table:table-row table:style-name="Table3.1">
          <table:table-cell table:style-name="Table3.A2" office:value-type="string">
            <text:p text:style-name="P42"><text:span text:style-name="T1">TC1</text:span></text:p>
          </table:table-cell>
          <table:table-cell table:style-name="Table3.A2" office:value-type="string">
            <text:p text:style-name="P43"><text:span text:style-name="T1">Tab into the User and password fields and enter a valid user id/password (a test id should be created and provided to testers)</text:span></text:p>
          </table:table-cell>
          <table:table-cell table:style-name="Table3.A2" office:value-type="string">
            <text:p text:style-name="P43"><text:span text:style-name="T1">System should let you in </text:span></text:p>
          </table:table-cell>
          <table:table-cell table:style-name="Table3.A2" office:value-type="string">
            <text:p text:style-name="P43"/>
          </table:table-cell>
        </table:table-row>
        <table:table-row table:style-name="Table3.1">
          <table:table-cell table:style-name="Table3.A2" office:value-type="string">
            <text:p text:style-name="P42"><text:span text:style-name="T1">TC2</text:span></text:p>
          </table:table-cell>
          <table:table-cell table:style-name="Table3.A2" office:value-type="string">
            <text:p text:style-name="P43"><text:span text:style-name="T1">Tab into the User and password fields and enter an invalid user id/password</text:span></text:p>
          </table:table-cell>
          <table:table-cell table:style-name="Table3.A2" office:value-type="string">
            <text:p text:style-name="P43"><text:span text:style-name="T1">System should not accept and prevent you from entry </text:span></text:p>
          </table:table-cell>
          <table:table-cell table:style-name="Table3.A2" office:value-type="string">
            <text:p text:style-name="P43"/>
          </table:table-cell>
        </table:table-row>
        <table:table-row table:style-name="Table3.1"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</table:table-row>
      </table:table>
      <text:p text:style-name="Standard"/>
      <text:h text:style-name="P58" text:outline-level="1"><text:bookmark text:name="h.1t3h5sf"/>3. <text:s/>Test Cases: “Forgot Password” </text:h>
      <text:p text:style-name="P21"/>
      <text:p text:style-name="P18"><text:span text:style-name="T2">Project Name:</text:span><text:span text:style-name="T1"><text:tab/><text:tab/>UCS</text:span></text:p>
      <text:p text:style-name="P18"><text:span text:style-name="T2">Test Case Name:<text:tab/><text:tab/></text:span><text:span text:style-name="T1">Forgot Password</text:span></text:p>
      <text:p text:style-name="P18"><text:span text:style-name="T2">Test Case Id</text:span><text:span text:style-name="T1">:<text:tab/><text:tab/><text:tab/>CSE3310/Spring 2014/TeamAlpha/ Forgot_Password</text:span></text:p>
      <text:h text:style-name="Heading_20_2" text:outline-level="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6">Test Case No.</text:p>
          </table:table-cell>
          <table:table-cell table:style-name="Table4.A1" office:value-type="string">
            <text:p text:style-name="P36">Test Case Description</text:p>
          </table:table-cell>
          <table:table-cell table:style-name="Table4.A1" office:value-type="string">
            <text:p text:style-name="P36">Expected results</text:p>
          </table:table-cell>
          <table:table-cell table:style-name="Table4.A1" office:value-type="string">
            <text:p text:style-name="P36">Outcome</text:p>
            <text:p text:style-name="P36">Pass, Fail, Other (comments)</text:p>
          </table:table-cell>
        </table:table-row>
        <table:table-row table:style-name="Table4.1">
          <table:table-cell table:style-name="Table4.A2" office:value-type="string">
            <text:p text:style-name="P37">TC1</text:p>
          </table:table-cell>
          <table:table-cell table:style-name="Table4.A2" office:value-type="string">
            <text:p text:style-name="P38">Tab into email field and enter valid email</text:p>
          </table:table-cell>
          <table:table-cell table:style-name="Table4.A2" office:value-type="string">
            <text:p text:style-name="P38">System should change current password to temporary password and send the temporary password to the email. System should notify the user the password has been changed and sent.</text:p>
          </table:table-cell>
          <table:table-cell table:style-name="Table4.A2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37">TC2</text:p>
          </table:table-cell>
          <table:table-cell table:style-name="Table4.A2" office:value-type="string">
            <text:p text:style-name="P38">Tab into email field and enter invalid email</text:p>
          </table:table-cell>
          <table:table-cell table:style-name="Table4.A2" office:value-type="string">
            <text:p text:style-name="P38">System should not change current password to temporary password and not send a temporary password to the email. System should notify the user the email is invalid.</text:p>
          </table:table-cell>
          <table:table-cell table:style-name="Table4.A2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</table:table-row>
      </table:table>
      <text:p text:style-name="Standard"/>
      <text:h text:style-name="P58" text:outline-level="1"><text:bookmark text:name="h.4d34og8"/>4. <text:s/>Test Cases: “Create Account” </text:h>
      <text:p text:style-name="P21"/>
      <text:p text:style-name="P18"><text:span text:style-name="T2">Project Name:</text:span><text:span text:style-name="T1"><text:tab/><text:tab/>UCS</text:span></text:p>
      <text:p text:style-name="P18"><text:span text:style-name="T2">Test Case Name:<text:tab/><text:tab/></text:span><text:span text:style-name="T1">Create Account</text:span></text:p>
      <text:p text:style-name="P18"><text:span text:style-name="T2">Test Case Id</text:span><text:span text:style-name="T1">:<text:tab/><text:tab/><text:tab/>CSE3310/Spring 2014/TeamAlpha/ Create_Account</text:span></text:p>
      <text:h text:style-name="Heading_20_2" text:outline-level="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6">Test Case No.</text:p>
          </table:table-cell>
          <table:table-cell table:style-name="Table5.A1" office:value-type="string">
            <text:p text:style-name="P36">Test Case Description</text:p>
          </table:table-cell>
          <table:table-cell table:style-name="Table5.A1" office:value-type="string">
            <text:p text:style-name="P36">Expected results</text:p>
          </table:table-cell>
          <table:table-cell table:style-name="Table5.A1" office:value-type="string">
            <text:p text:style-name="P36">Outcome</text:p>
            <text:p text:style-name="P36">Pass, Fail, Other (comments)</text:p>
          </table:table-cell>
        </table:table-row>
        <table:table-row table:style-name="Table5.1">
          <table:table-cell table:style-name="Table5.A2" office:value-type="string">
            <text:p text:style-name="P37">TC1</text:p>
          </table:table-cell>
          <table:table-cell table:style-name="Table5.A2" office:value-type="string">
            <text:p text:style-name="P39">Tab into username, password, and email fields and enter a valid username, password, and email.</text:p>
          </table:table-cell>
          <table:table-cell table:style-name="Table5.A2" office:value-type="string">
            <text:p text:style-name="P38">System should create a new account.</text:p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37">TC2</text:p>
          </table:table-cell>
          <table:table-cell table:style-name="Table5.A2" office:value-type="string">
            <text:p text:style-name="P39">Tab into username, password, and email fields and enter a username that is already taken.</text:p>
          </table:table-cell>
          <table:table-cell table:style-name="Table5.A2" office:value-type="string">
            <text:p text:style-name="P38">System should not create a new account and notify the user the account name is already taken.</text:p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37">TC3</text:p>
          </table:table-cell>
          <table:table-cell table:style-name="Table5.A2" office:value-type="string">
            <text:p text:style-name="P39">Tab into username, password, and email fields and enter an email that is already taken.</text:p>
          </table:table-cell>
          <table:table-cell table:style-name="Table5.A2" office:value-type="string">
            <text:p text:style-name="P38">System should not create a new account and notify the user this email address is already taken.</text:p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37">TC4</text:p>
          </table:table-cell>
          <table:table-cell table:style-name="Table5.A2" office:value-type="string">
            <text:p text:style-name="P39">Tab into username, password, and email fields and enter an invalid username, password, and email.</text:p>
          </table:table-cell>
          <table:table-cell table:style-name="Table5.A2" office:value-type="string">
            <text:p text:style-name="P38">System should not create a new account and notify the user one of the fields were invalid.</text:p>
          </table:table-cell>
          <table:table-cell table:style-name="Table5.A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9"/>
          </table:table-cell>
        </table:table-row>
      </table:table>
      <text:p text:style-name="Standard"/>
      <text:h text:style-name="P58" text:outline-level="1"><text:bookmark text:name="h.2s8eyo1"/>5. <text:s/>Test Cases: “Time Format” </text:h>
      <text:p text:style-name="P21"/>
      <text:p text:style-name="P18"><text:span text:style-name="T2">Project Name:</text:span><text:span text:style-name="T1"><text:tab/><text:tab/>UCS</text:span></text:p>
      <text:p text:style-name="P18"><text:span text:style-name="T2">Test Case Name:<text:tab/></text:span><text:span text:style-name="T1"><text:tab/>Time Format</text:span></text:p>
      <text:p text:style-name="P18"><text:span text:style-name="T2">Test Case Id</text:span><text:span text:style-name="T1">:<text:tab/><text:tab/><text:tab/>CSE3310/Spring 2014/TeamAlpha/Time_Format</text:span></text:p>
      <text:h text:style-name="Heading_20_2" text:outline-level="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6">Test Case No.</text:p>
          </table:table-cell>
          <table:table-cell table:style-name="Table6.A1" office:value-type="string">
            <text:p text:style-name="P36">Test Case Description</text:p>
          </table:table-cell>
          <table:table-cell table:style-name="Table6.A1" office:value-type="string">
            <text:p text:style-name="P36">Expected results</text:p>
          </table:table-cell>
          <table:table-cell table:style-name="Table6.A1" office:value-type="string">
            <text:p text:style-name="P36">Outcome</text:p>
            <text:p text:style-name="P36">Pass, Fail, Other (comments)</text:p>
          </table:table-cell>
        </table:table-row>
        <table:table-row table:style-name="Table6.1">
          <table:table-cell table:style-name="Table6.A2" office:value-type="string">
            <text:p text:style-name="P37">TC1</text:p>
          </table:table-cell>
          <table:table-cell table:style-name="Table6.A2" office:value-type="string">
            <text:p text:style-name="P39">Toggle time format to 12-hour time</text:p>
          </table:table-cell>
          <table:table-cell table:style-name="Table6.A2" office:value-type="string">
            <text:p text:style-name="P38">System displays course and schedule time in 12-hour format.</text:p>
          </table:table-cell>
          <table:table-cell table:style-name="Table6.A2" office:value-type="string">
            <text:p text:style-name="P9"/>
          </table:table-cell>
        </table:table-row>
        <table:table-row table:style-name="Table6.1">
          <table:table-cell table:style-name="Table6.A2" office:value-type="string">
            <text:p text:style-name="P37">TC2</text:p>
          </table:table-cell>
          <table:table-cell table:style-name="Table6.A2" office:value-type="string">
            <text:p text:style-name="P39">Toggle time format to 24-hour time</text:p>
          </table:table-cell>
          <table:table-cell table:style-name="Table6.A2" office:value-type="string">
            <text:p text:style-name="P38">System displays course and schedule time in 24-hour format.</text:p>
          </table:table-cell>
          <table:table-cell table:style-name="Table6.A2" office:value-type="string">
            <text:p text:style-name="P9"/>
          </table:table-cell>
        </table:table-row>
        <table:table-row table:style-name="Table6.1"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9"/>
          </table:table-cell>
        </table:table-row>
        <table:table-row table:style-name="Table6.1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</table:table-row>
        <table:table-row table:style-name="Table6.1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</table:table-row>
      </table:table>
      <text:p text:style-name="Standard"/>
      <text:h text:style-name="P58" text:outline-level="1"><text:bookmark text:name="h.17dp8vu"/>6. <text:s/>Test Cases: “WWWWWWWW” </text:h>
      <text:p text:style-name="P21"/>
      <text:p text:style-name="P18"><text:span text:style-name="T2">Project Name:</text:span><text:span text:style-name="T1"><text:tab/><text:tab/>UBS</text:span></text:p>
      <text:p text:style-name="P18"><text:span text:style-name="T2">Test Case Name:<text:tab/><text:tab/></text:span><text:span text:style-name="T1">wwwwwwwww</text:span></text:p>
      <text:p text:style-name="P18"><text:span text:style-name="T2">Test Case Id</text:span><text:span text:style-name="T1">:<text:tab/><text:tab/><text:tab/>CSE3310/Spring 2014/Team?/ wwwwwwww</text:span></text:p>
      <text:h text:style-name="P22" text:outline-level="2"><text:s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6">Test Case No.</text:p>
          </table:table-cell>
          <table:table-cell table:style-name="Table7.A1" office:value-type="string">
            <text:p text:style-name="P36">Test Case Description</text:p>
          </table:table-cell>
          <table:table-cell table:style-name="Table7.A1" office:value-type="string">
            <text:p text:style-name="P36">Expected results</text:p>
          </table:table-cell>
          <table:table-cell table:style-name="Table7.A1" office:value-type="string">
            <text:p text:style-name="P36">Outcome</text:p>
            <text:p text:style-name="P36">Pass, Fail, Other (comments)</text:p>
          </table:table-cell>
        </table:table-row>
        <table:table-row table:style-name="Table7.1">
          <table:table-cell table:style-name="Table7.A2" office:value-type="string">
            <text:p text:style-name="P37">TC1</text:p>
          </table:table-cell>
          <table:table-cell table:style-name="Table7.A2" office:value-type="string">
            <text:p text:style-name="P39">Describe Test case<text:tab/><text:tab/></text:p>
          </table:table-cell>
          <table:table-cell table:style-name="Table7.A2" office:value-type="string">
            <text:p text:style-name="P38">Describe expected result</text:p>
          </table:table-cell>
          <table:table-cell table:style-name="Table7.A2" office:value-type="string">
            <text:p text:style-name="P9"/>
          </table:table-cell>
        </table:table-row>
        <table:table-row table:style-name="Table7.1">
          <table:table-cell table:style-name="Table7.A2" office:value-type="string">
            <text:p text:style-name="P37">TC3</text:p>
          </table:table-cell>
          <table:table-cell table:style-name="Table7.A2" office:value-type="string">
            <text:p text:style-name="P39">Describe Test case<text:tab/><text:tab/></text:p>
          </table:table-cell>
          <table:table-cell table:style-name="Table7.A2" office:value-type="string">
            <text:p text:style-name="P38">Describe expected result</text:p>
          </table:table-cell>
          <table:table-cell table:style-name="Table7.A2" office:value-type="string">
            <text:p text:style-name="P9"/>
          </table:table-cell>
        </table:table-row>
        <table:table-row table:style-name="Table7.1">
          <table:table-cell table:style-name="Table7.A2" office:value-type="string">
            <text:p text:style-name="P37">….</text:p>
          </table:table-cell>
          <table:table-cell table:style-name="Table7.A2" office:value-type="string">
            <text:p text:style-name="P24">… </text:p>
          </table:table-cell>
          <table:table-cell table:style-name="Table7.A2" office:value-type="string">
            <text:p text:style-name="P38">…</text:p>
          </table:table-cell>
          <table:table-cell table:style-name="Table7.A2" office:value-type="string">
            <text:p text:style-name="P9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</table:table-row>
      </table:table>
      <text:p text:style-name="Standard"/>
      <text:h text:style-name="P58" text:outline-level="1"><text:bookmark text:name="h.3rdcrjn"/>7. <text:s/>Test Cases: “xxxxxxxx” </text:h>
      <text:p text:style-name="P21"/>
      <text:p text:style-name="P18"><text:span text:style-name="T2">Project Name:</text:span><text:span text:style-name="T1"><text:tab/><text:tab/>UBS</text:span></text:p>
      <text:p text:style-name="P18"><text:span text:style-name="T2">Test Case Name:<text:tab/><text:tab/></text:span><text:span text:style-name="T1">xxxxxxxx</text:span></text:p>
      <text:p text:style-name="P18"><text:span text:style-name="T2">Test Case Id</text:span><text:span text:style-name="T1">:<text:tab/><text:tab/><text:tab/>CSE3310/Spring 2014/Team?/ xxxxxxxx</text:span></text:p>
      <text:p text:style-name="P18"/>
      <text:p text:style-name="P18"><text:bookmark text:name="h.26in1rg"/></text:p>
      <text:p text:style-name="Standard"/>
      <text:h text:style-name="P58" text:outline-level="1">8. <text:s/>Test Cases: “yyyyyyyyy” </text:h>
      <text:p text:style-name="P21"/>
      <text:p text:style-name="P18"><text:span text:style-name="T2">Project Name:</text:span><text:span text:style-name="T1"><text:tab/><text:tab/>UBS</text:span></text:p>
      <text:p text:style-name="P18"><text:span text:style-name="T2">Test Case Name:<text:tab/><text:tab/>y</text:span><text:span text:style-name="T1">yyyyyyyy</text:span></text:p>
      <text:p text:style-name="P18"><text:span text:style-name="T2">Test Case Id</text:span><text:span text:style-name="T1">:<text:tab/><text:tab/><text:tab/>CSE3310/Spring 2014/Team?/ </text:span><text:span text:style-name="T2">y</text:span><text:span text:style-name="T1">yyyyyyyy</text:span></text:p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Narrow1" svg:font-family="'Arial Narro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2pt" fo:language="en" fo:country="US" fo:font-style="normal" style:text-underline-style="none" fo:font-weight="normal" style:letter-kerning="true" style:font-name-asian="Arial3" style:font-size-asian="12pt" style:language-asian="zh" style:country-asian="CN" style:font-style-asian="normal" style:font-weight-asian="normal" style:font-name-complex="Arial3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165in" fo:margin-bottom="0.0835in" fo:line-height="100%" fo:keep-together="always" fo:keep-with-next="always">
        <style:tab-stops>
          <style:tab-stop style:position="0.3126in"/>
        </style:tab-stops>
      </style:paragraph-properties>
      <style:text-properties style:text-position="0% 100%" style:font-name="Arial" fo:font-size="14pt" fo:font-weight="normal" style:font-name-asian="Arial3" style:font-size-asian="14pt" style:font-weight-asian="normal" style:font-name-complex="Arial3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111in" fo:margin-bottom="0.111in" fo:line-height="100%" fo:keep-together="always" fo:keep-with-next="always">
        <style:tab-stops>
          <style:tab-stop style:position="0.4374in"/>
        </style:tab-stops>
      </style:paragraph-properties>
      <style:text-properties fo:font-variant="small-caps" style:text-position="0% 100%" style:font-name="Arial" fo:font-size="14pt" fo:font-weight="normal" style:font-name-asian="Arial3" style:font-size-asian="14pt" style:font-weight-asian="normal" style:font-name-complex="Arial3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="100%" fo:margin-left="0.25in" fo:margin-right="0in" fo:margin-top="0.1665in" fo:margin-bottom="0.0835in" fo:line-height="100%" fo:keep-together="always" fo:text-indent="0in" style:auto-text-indent="false" fo:keep-with-next="always">
        <style:tab-stops>
          <style:tab-stop style:position="0.8126in"/>
        </style:tab-stops>
      </style:paragraph-properties>
      <style:text-properties fo:font-variant="small-caps" style:text-position="0% 100%" style:font-name="Arial" fo:font-size="12pt" fo:font-weight="bold" style:font-name-asian="Arial3" style:font-size-asian="12pt" style:font-weight-asian="bold" style:font-name-complex="Arial3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="100%" fo:margin-left="0.5in" fo:margin-right="0in" fo:margin-top="0.111in" fo:margin-bottom="0.111in" fo:line-height="100%" fo:keep-together="always" fo:text-indent="0in" style:auto-text-indent="false" fo:keep-with-next="always">
        <style:tab-stops>
          <style:tab-stop style:position="1.3752in"/>
        </style:tab-stops>
      </style:paragraph-properties>
      <style:text-properties fo:font-variant="small-caps" style:text-position="0% 100%" style:font-name="Arial" fo:font-size="14pt" fo:font-weight="normal" style:font-name-asian="Arial3" style:font-size-asian="14pt" style:font-weight-asian="normal" style:font-name-complex="Arial3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="100%" fo:margin-left="0.75in" fo:margin-right="0in" fo:margin-top="0.1665in" fo:margin-bottom="0.0835in" fo:line-height="100%" fo:keep-together="always" fo:text-indent="0in" style:auto-text-indent="false" fo:keep-with-next="always">
        <style:tab-stops>
          <style:tab-stop style:position="1.5in"/>
        </style:tab-stops>
      </style:paragraph-properties>
      <style:text-properties fo:font-variant="small-caps" style:text-position="0% 100%" style:font-name="Arial" fo:font-size="11pt" fo:font-weight="normal" style:font-name-asian="Arial3" style:font-size-asian="11pt" style:font-weight-asian="normal" style:font-name-complex="Arial3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="100%" fo:margin-left="0.75in" fo:margin-right="0in" fo:margin-top="0.1665in" fo:margin-bottom="0.0835in" fo:line-height="100%" fo:keep-together="always" fo:text-indent="0in" style:auto-text-indent="false" fo:keep-with-next="always">
        <style:tab-stops>
          <style:tab-stop style:position="1.5in"/>
        </style:tab-stops>
      </style:paragraph-properties>
      <style:text-properties fo:font-variant="small-caps" style:text-position="0% 100%" style:font-name="Arial" fo:font-size="12pt" fo:font-weight="bold" style:font-name-asian="Arial3" style:font-size-asian="12pt" style:font-weight-asian="bold" style:font-name-complex="Arial3"/>
    </style:style>
    <style:style style:name="Title" style:family="paragraph" style:parent-style-name="normal" style:next-style-name="Subtitle" style:default-outline-level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position="0% 100%" style:font-name-asian="Arial3" style:font-name-complex="Arial3"/>
    </style:style>
    <style:style style:name="ListLabel_20_2" style:display-name="ListLabel 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2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917in" fo:margin-left="3.0417in"/>
        </style:list-level-properties>
        <style:text-properties style:font-name="Arial2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917in" fo:margin-left="3.5417in"/>
        </style:list-level-properties>
        <style:text-properties style:font-name="Arial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917in" fo:margin-left="4.0417in"/>
        </style:list-level-properties>
        <style:text-properties style:font-name="Aria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917in" fo:margin-left="4.5417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fo:line-height="100%" fo:keep-together="always">
        <style:tab-stops>
          <style:tab-stop style:position="0.3126in"/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top="0in" fo:margin-bottom="0in" fo:line-height="100%" fo:text-align="end" style:justify-single-word="false" fo:keep-together="always">
        <style:tab-stops>
          <style:tab-stop style:position="0.3126in"/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Standard">
      <style:paragraph-properties fo:margin-left="0in" fo:margin-right="0.25in" fo:margin-top="0in" fo:margin-bottom="0.5in" fo:line-height="100%" fo:text-align="center" style:justify-single-word="false" fo:keep-together="always" fo:text-indent="0in" style:auto-text-indent="false">
        <style:tab-stops>
          <style:tab-stop style:position="0.3126in"/>
          <style:tab-stop style:position="3in" style:type="center"/>
          <style:tab-stop style:position="6in" style:type="right"/>
        </style:tab-stops>
      </style:paragraph-properties>
      <style:text-properties style:text-position="0% 100%" style:font-name="Times New Roman" fo:font-size="8pt" fo:font-weight="normal" style:font-name-asian="Times New Roman1" style:font-size-asian="8pt" style:font-weight-asian="normal" style:font-name-complex="Times New Roman1"/>
    </style:style>
    <style:style style:name="MP4" style:family="paragraph" style:parent-style-name="Standard">
      <style:paragraph-properties fo:margin-top="0in" fo:margin-bottom="0.5in" fo:line-height="100%" fo:text-align="center" style:justify-single-word="false" fo:keep-together="always">
        <style:tab-stops>
          <style:tab-stop style:position="0.3126in"/>
          <style:tab-stop style:position="3in" style:type="center"/>
          <style:tab-stop style:position="6in" style:type="right"/>
        </style:tab-stops>
      </style:paragraph-properties>
      <style:text-properties style:text-position="0% 100%" style:font-name="Arial" fo:font-size="8pt" fo:font-weight="normal" style:font-name-asian="Arial3" style:font-size-asian="8pt" style:font-weight-asian="normal" style:font-name-complex="Arial3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0398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9602in" fo:margin-left="0in" fo:margin-right="0in" fo:margin-top="0.9217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4</text:page-number></text:p>
        <text:p text:style-name="MP3"><text:tab/><text:tab/></text:p>
      </style:footer>
    </style:master-page>
    <style:master-page style:name="First_20_Page" style:display-name="First Page" style:page-layout-name="Mpm2" style:next-style-name="Standard">
      <style:footer>
        <text:p text:style-name="MP4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18:31:25.20</dc:date>
    <meta:generator>OpenOffice/4.0.1$Win32 OpenOffice.org_project/401m5$Build-9714</meta:generator>
    <meta:editing-duration>PT29M35S</meta:editing-duration>
    <meta:editing-cycles>7</meta:editing-cycles>
    <meta:document-statistic meta:table-count="7" meta:image-count="0" meta:object-count="0" meta:page-count="14" meta:paragraph-count="168" meta:word-count="837" meta:character-count="5163"/>
  </office:meta>
</office:document-meta>
</file>